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ba97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a5da1" officeooo:paragraph-rsid="001a5da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a5da1" officeooo:paragraph-rsid="001ba97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a5da1" officeooo:paragraph-rsid="001a5da1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a5da1" officeooo:paragraph-rsid="001ba97e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style:text-underline-style="none" fo:font-weight="normal" officeooo:rsid="001a5da1" officeooo:paragraph-rsid="001a5da1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style="italic" style:text-underline-style="none" fo:font-weight="bold" officeooo:rsid="001a5da1" officeooo:paragraph-rsid="001ba97e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4pt" style:text-underline-style="none" fo:font-weight="normal" officeooo:rsid="001a5da1" officeooo:paragraph-rsid="001a5da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a5da1" officeooo:paragraph-rsid="001ba97e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paragraph-rsid="001ba97e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CYCLE -2</text:p>
      <text:p text:style-name="P1"/>
      <text:p text:style-name="P2">1. Create a three dimensional array specifying float data type and print it.</text:p>
      <text:p text:style-name="P4"/>
      <text:p text:style-name="P5">PROGRAM</text:p>
      <text:p text:style-name="P5"/>
      <text:p text:style-name="P14">import numpy as np</text:p>
      <text:p text:style-name="P14">array_3D = np.array([[[1,2],[3,4]],[[5,6],[7,8]]], dtype='f')</text:p>
      <text:p text:style-name="P14">print(array_3D.dtype)</text:p>
      <text:p text:style-name="P14">print(array_3D)</text:p>
      <text:p text:style-name="P14"/>
      <text:p text:style-name="P14"/>
      <text:p text:style-name="P7">OUTPUT</text:p>
      <text:p text:style-name="P7"/>
      <text:p text:style-name="P9">float32</text:p>
      <text:p text:style-name="P9">[[[1. 2.]</text:p>
      <text:p text:style-name="P9"><text:s text:c="2"/>[3. 4.]]</text:p>
      <text:p text:style-name="P9"/>
      <text:p text:style-name="P9"><text:s/>[[5. 6.]</text:p>
      <text:p text:style-name="P9"><text:s text:c="2"/>[7. 8.]]]</text:p>
      <text:p text:style-name="P9"/>
      <text:p text:style-name="P2">2. Create a 2 dimensional array (2X3) with elements belonging to complex data</text:p>
      <text:p text:style-name="P2">type and print it. Also display.</text:p>
      <text:p text:style-name="P2"/>
      <text:p text:style-name="P2">a. the no: of rows and columns</text:p>
      <text:p text:style-name="P2">b. dimension of an array</text:p>
      <text:p text:style-name="P2">c. reshape the same array to 3X2</text:p>
      <text:p text:style-name="P2"/>
      <text:p text:style-name="P5">PROGRAM</text:p>
      <text:p text:style-name="P5"/>
      <text:p text:style-name="P11">import numpy as np</text:p>
      <text:p text:style-name="P11"/>
      <text:p text:style-name="P11">array_2d=np.array([[complex(1,2),complex(2,3),complex(3,4)],[complex(4,5),complex(5,6),complex(6,7)]])</text:p>
      <text:p text:style-name="P11">print(array_2d)</text:p>
      <text:p text:style-name="P11"/>
      <text:p text:style-name="P11">print("The no. of rows and columns :",array_2d.shape)</text:p>
      <text:p text:style-name="P11">print("Dimension of an array",array_2d.ndim)</text:p>
      <text:p text:style-name="P11"/>
      <text:p text:style-name="P11">print("Reshape the same array to 3x2",array_2d.reshape(3,2))</text:p>
      <text:p text:style-name="P5"/>
      <text:p text:style-name="P5"/>
      <text:p text:style-name="P7">OUTPUT</text:p>
      <text:p text:style-name="P9"/>
      <text:p text:style-name="P9">[[1.+2.j 2.+3.j 3.+4.j]</text:p>
      <text:p text:style-name="P9"><text:soft-page-break/><text:s/>[4.+5.j 5.+6.j 6.+7.j]]</text:p>
      <text:p text:style-name="P9">The no. of rows and columns : (2, 3)</text:p>
      <text:p text:style-name="P9">Dimension of an array 2</text:p>
      <text:p text:style-name="P9">Reshape the same array to 3x2 [[1.+2.j 2.+3.j]</text:p>
      <text:p text:style-name="P9"><text:s/>[3.+4.j 4.+5.j]</text:p>
      <text:p text:style-name="P9"><text:s/>[5.+6.j 6.+7.j]]</text:p>
      <text:p text:style-name="P9"/>
      <text:p text:style-name="P3">3. Familiarize with the functions to create</text:p>
      <text:p text:style-name="P3">a) an uninitialized array</text:p>
      <text:p text:style-name="P3">b) array with all elements as 1,</text:p>
      <text:p text:style-name="P3">c) all elements as 0</text:p>
      <text:p text:style-name="P3"/>
      <text:p text:style-name="P3"/>
      <text:p text:style-name="P6">PROGRAM</text:p>
      <text:p text:style-name="P6"/>
      <text:p text:style-name="P12">import numpy as np</text:p>
      <text:p text:style-name="P12">x=np.empty([2, 2])</text:p>
      <text:p text:style-name="P12">print(x)</text:p>
      <text:p text:style-name="P12">y=np.full((2,2),1)</text:p>
      <text:p text:style-name="P12">print(y)</text:p>
      <text:p text:style-name="P12">z=np.full((2,2),0)</text:p>
      <text:p text:style-name="P12">print(z)</text:p>
      <text:p text:style-name="P6"/>
      <text:p text:style-name="P8">OUTPUT</text:p>
      <text:p text:style-name="P13"/>
      <text:p text:style-name="P13">[[2.00000047e+00 5.12000123e+02]</text:p>
      <text:p text:style-name="P13"><text:s/>[8.19200197e+03 1.31072032e+05]]</text:p>
      <text:p text:style-name="P13">[[1 1]</text:p>
      <text:p text:style-name="P13"><text:s/>[1 1]]</text:p>
      <text:p text:style-name="P13">[[0 0]</text:p>
      <text:p text:style-name="P13"><text:s/>[0 0]]</text:p>
      <text:p text:style-name="P10"/>
      <text:p text:style-name="P9"/>
      <text:p text:style-name="P2">4. Create an one dimensional array using arange function containing 10 elements.</text:p>
      <text:p text:style-name="P2">Display</text:p>
      <text:p text:style-name="P2">a. First 4 elements</text:p>
      <text:p text:style-name="P2">b. Last 6 elements</text:p>
      <text:p text:style-name="P2">c. Elements from index 2 to 7</text:p>
      <text:p text:style-name="P2"/>
      <text:p text:style-name="P5">PROGRAM</text:p>
      <text:p text:style-name="P5"/>
      <text:p text:style-name="P11">import numpy as np</text:p>
      <text:p text:style-name="P11">a = np.arange(1,11,1)</text:p>
      <text:p text:style-name="P11">print("Array Elements:")</text:p>
      <text:p text:style-name="P11"><text:soft-page-break/>print(a)</text:p>
      <text:p text:style-name="P11">first_element= a[:4]</text:p>
      <text:p text:style-name="P11">print("First 4 Elements:")</text:p>
      <text:p text:style-name="P11">print(first_element)</text:p>
      <text:p text:style-name="P11">second_element= a[4:]</text:p>
      <text:p text:style-name="P11">print("Last 6 Elements:")</text:p>
      <text:p text:style-name="P11">print(second_element)</text:p>
      <text:p text:style-name="P11">Third_element=a[1:7]</text:p>
      <text:p text:style-name="P11">print("Elements from index 2 to 7:")</text:p>
      <text:p text:style-name="P11">print(Third_element)</text:p>
      <text:p text:style-name="P5"/>
      <text:p text:style-name="P11"/>
      <text:p text:style-name="P5"><text:span text:style-name="T1">OUTPUT</text:span></text:p>
      <text:p text:style-name="P5"><text:span text:style-name="T1"/></text:p>
      <text:p text:style-name="P11"><text:span text:style-name="T1">Array Elements:</text:span></text:p>
      <text:p text:style-name="P11"><text:span text:style-name="T1">[ 1 <text:s/>2 <text:s/>3 <text:s/>4 <text:s/>5 <text:s/>6 <text:s/>7 <text:s/>8 <text:s/>9 10]</text:span></text:p>
      <text:p text:style-name="P11"><text:span text:style-name="T1">First 4 Elements:</text:span></text:p>
      <text:p text:style-name="P11"><text:span text:style-name="T1">[1 2 3 4]</text:span></text:p>
      <text:p text:style-name="P11"><text:span text:style-name="T1">Last 6 Elements:</text:span></text:p>
      <text:p text:style-name="P11"><text:span text:style-name="T1">[ 5 <text:s/>6 <text:s/>7 <text:s/>8 <text:s/>9 10]</text:span></text:p>
      <text:p text:style-name="P11"><text:span text:style-name="T1">Elements from index 2 to 7:</text:span></text:p>
      <text:p text:style-name="P11"><text:span text:style-name="T1">[2 3 4 5 6 7]</text:span></text:p>
      <text:p text:style-name="P5"/>
      <text:p text:style-name="P5"/>
      <text:p text:style-name="P5"/>
      <text:p text:style-name="P2">5. Create an 1D array with arange containing first 15 even numbers as elements</text:p>
      <text:p text:style-name="P2"/>
      <text:p text:style-name="P2">a. Elements from index 2 to 8 with step 2(also demonstrate the same</text:p>
      <text:p text:style-name="P2">using slice function)</text:p>
      <text:p text:style-name="P2">b. Last 3 elements of the array using negative index</text:p>
      <text:p text:style-name="P2">c. Alternate elements of the array</text:p>
      <text:p text:style-name="P2">d. Display the last 3 alternate elements</text:p>
      <text:p text:style-name="P2"/>
      <text:p text:style-name="P5">PROGRAM</text:p>
      <text:p text:style-name="P11"/>
      <text:p text:style-name="P11">import numpy as np</text:p>
      <text:p text:style-name="P11">array_1d=np.array([0,2,4,6,8,10,12,14,16,18,20,22,24,26,28])</text:p>
      <text:p text:style-name="P11">print("Elements from index 2 to 8 with step 2",array_1d[2:8:2])</text:p>
      <text:p text:style-name="P11">print("Last 3 elements of the array using negative index",array_1d[-3:-1])</text:p>
      <text:p text:style-name="P11">print("Alternate elements of the array",array_1d[::2])</text:p>
      <text:p text:style-name="P11">print("Last 3 alternate elements",array_1d[-3:-1:2])</text:p>
      <text:p text:style-name="P5"/>
      <text:p text:style-name="P5"/>
      <text:p text:style-name="P7"/>
      <text:p text:style-name="P7"/>
      <text:p text:style-name="P7"><text:soft-page-break/>OUTPUT</text:p>
      <text:p text:style-name="P7"/>
      <text:p text:style-name="P9">Elements from index 2 to 8 with step 2 [ 4 <text:s/>8 12]</text:p>
      <text:p text:style-name="P9">Last 3 elements of the array using negative index [24 26]</text:p>
      <text:p text:style-name="P9">Alternate elements of the array [ 0 <text:s/>4 <text:s/>8 12 16 20 24 28]</text:p>
      <text:p text:style-name="P9">Last 3 alternate elements [24]</text:p>
      <text:p text:style-name="P5"/>
      <text:p text:style-name="P5"/>
      <text:p text:style-name="P2">6. Create a 2 Dimensional array with 4 rows and 4 columns.</text:p>
      <text:p text:style-name="P2"/>
      <text:p text:style-name="P2">a. Display all elements excluding the first row</text:p>
      <text:p text:style-name="P2">b. Display all elements excluding the last column</text:p>
      <text:p text:style-name="P2">c. Display the elements of 1 st and 2 nd column in 2 nd and 3 rd row</text:p>
      <text:p text:style-name="P2">d. Display the elements of 2 nd and 3 rd column</text:p>
      <text:p text:style-name="P2">e. Display 2 nd and 3 rd element of 1 st row</text:p>
      <text:p text:style-name="P2">f. Display the elements from indices 4 to 10 in descending order(use</text:p>
      <text:p text:style-name="P2">–values)</text:p>
      <text:p text:style-name="P2"/>
      <text:p text:style-name="P5">PROGRAM</text:p>
      <text:p text:style-name="P5"/>
      <text:p text:style-name="P11">import numpy as np</text:p>
      <text:p text:style-name="P11">x = np.array([[2, 4, 6,1], [6, 8, 10,1],[1, 2, 1,1], [1, 1, 1,1]])</text:p>
      <text:p text:style-name="P11">print(x)</text:p>
      <text:p text:style-name="P11">print("Display all elements excluding the first row")</text:p>
      <text:p text:style-name="P11">print(x[1:])</text:p>
      <text:p text:style-name="P11">print("Display all elements excluding the last column")</text:p>
      <text:p text:style-name="P11">print(x[:, :3])</text:p>
      <text:p text:style-name="P11">print("Display the elements of 2 nd and 3 rd column")</text:p>
      <text:p text:style-name="P11">print(x[:, 1:3])</text:p>
      <text:p text:style-name="P11">print("Display the elements of 1 st and 2 nd column in 2 nd and 3 rd row")</text:p>
      <text:p text:style-name="P11">print(x[1:3,1:3])</text:p>
      <text:p text:style-name="P11">print("Display 2 nd and 3 rd element of 1 st row")</text:p>
      <text:p text:style-name="P11">print(x[0,1])</text:p>
      <text:p text:style-name="P11">print(x[0,2])</text:p>
      <text:p text:style-name="P5"/>
      <text:p text:style-name="P7">OUTPUT</text:p>
      <text:p text:style-name="P7"/>
      <text:p text:style-name="P9">[[ 2 <text:s/>4 <text:s/>6 <text:s/>1]</text:p>
      <text:p text:style-name="P9"><text:s/>[ 6 <text:s/>8 10 <text:s/>1]</text:p>
      <text:p text:style-name="P9"><text:s/>[ 1 <text:s/>2 <text:s/>1 <text:s/>1]</text:p>
      <text:p text:style-name="P9"><text:s/>[ 1 <text:s/>1 <text:s/>1 <text:s/>1]]</text:p>
      <text:p text:style-name="P9">Display all elements excluding the first row</text:p>
      <text:p text:style-name="P9">[[ 6 <text:s/>8 10 <text:s/>1]</text:p>
      <text:p text:style-name="P9"><text:s/>[ 1 <text:s/>2 <text:s/>1 <text:s/>1]</text:p>
      <text:p text:style-name="P9"><text:s/>[ 1 <text:s/>1 <text:s/>1 <text:s/>1]]</text:p>
      <text:p text:style-name="P9"><text:soft-page-break/>Display all elements excluding the last column</text:p>
      <text:p text:style-name="P9">[[ 2 <text:s/>4 <text:s/>6]</text:p>
      <text:p text:style-name="P9"><text:s/>[ 6 <text:s/>8 10]</text:p>
      <text:p text:style-name="P9"><text:s/>[ 1 <text:s/>2 <text:s/>1]</text:p>
      <text:p text:style-name="P9"><text:s/>[ 1 <text:s/>1 <text:s/>1]]</text:p>
      <text:p text:style-name="P9">Display the elements of 2 nd and 3 rd column</text:p>
      <text:p text:style-name="P9">[[ 4 <text:s/>6]</text:p>
      <text:p text:style-name="P9"><text:s/>[ 8 10]</text:p>
      <text:p text:style-name="P9"><text:s/>[ 2 <text:s/>1]</text:p>
      <text:p text:style-name="P9"><text:s/>[ 1 <text:s/>1]]</text:p>
      <text:p text:style-name="P9">Display the elements of 1 st and 2 nd column in 2 nd and 3 rd row</text:p>
      <text:p text:style-name="P9">[[ 8 10]</text:p>
      <text:p text:style-name="P9"><text:s/>[ 2 <text:s/>1]]</text:p>
      <text:p text:style-name="P9">Display 2 nd and 3 rd element of 1 st row</text:p>
      <text:p text:style-name="P9">4</text:p>
      <text:p text:style-name="P9">6</text:p>
      <text:p text:style-name="P7"/>
      <text:p text:style-name="Standard"><text:span text:style-name="T2">7. Create two 2D arrays using array object and</text:span></text:p>
      <text:p text:style-name="P2"/>
      <text:p text:style-name="P2">a. Add the 2 matrices and print it</text:p>
      <text:p text:style-name="P2">b. Subtract 2 matrices</text:p>
      <text:p text:style-name="P2">c. Multiply the individual elements of matrix</text:p>
      <text:p text:style-name="P2">d. Divide the elements of the matrices</text:p>
      <text:p text:style-name="P2">e. Perform matrix multiplication</text:p>
      <text:p text:style-name="P2">f. Display transpose of the matrix</text:p>
      <text:p text:style-name="P2">g. Sum of diagonal elements of a matrix</text:p>
      <text:p text:style-name="P2"/>
      <text:p text:style-name="P5">PROGRAM</text:p>
      <text:p text:style-name="P5"/>
      <text:p text:style-name="P11">import numpy as np</text:p>
      <text:p text:style-name="P11">M1 = np.array([[2, 5], [15, 22]])</text:p>
      <text:p text:style-name="P11">M2 = np.array([[3, 20], [12, 23]])</text:p>
      <text:p text:style-name="P11">M3 = M1 + M2</text:p>
      <text:p text:style-name="P11">print("Matrix addition")</text:p>
      <text:p text:style-name="P11">print(M3)</text:p>
      <text:p text:style-name="P11">M1 = np.array([[2, 5], [15, 22]])</text:p>
      <text:p text:style-name="P11">M2 = np.array([[3, 20], [12, 23]])</text:p>
      <text:p text:style-name="P11"/>
      <text:p text:style-name="P11">M3 = M1 - M2</text:p>
      <text:p text:style-name="P11">print("Matrix Substract")</text:p>
      <text:p text:style-name="P11">print(M3)</text:p>
      <text:p text:style-name="P11">M1 = np.array([[2, 5], [15, 22]])</text:p>
      <text:p text:style-name="P11">M2 = np.array([[3, 20], [12, 23]])</text:p>
      <text:p text:style-name="P11">M3 = M1 / M2</text:p>
      <text:p text:style-name="P11">print("Divide the elements of the matrices")</text:p>
      <text:p text:style-name="P11"><text:soft-page-break/>print(M3)</text:p>
      <text:p text:style-name="P11"/>
      <text:p text:style-name="P11">M1 = np.array([[2, 6], [5, -10]])</text:p>
      <text:p text:style-name="P11">M2 = np.array([[3, -18], [11, 22]])</text:p>
      <text:p text:style-name="P11">M3 = M1 * M2</text:p>
      <text:p text:style-name="P11">print("Multiply the individual elements of matrix")</text:p>
      <text:p text:style-name="P11">print(M3)</text:p>
      <text:p text:style-name="P11"/>
      <text:p text:style-name="P11">M1 = np.array([[3, 6], [5, -10]])</text:p>
      <text:p text:style-name="P11">M2 = np.array([[9, -18], [11, 22]])</text:p>
      <text:p text:style-name="P11">M3 = M1.dot(M2)</text:p>
      <text:p text:style-name="P11">print("matrix multiplication")</text:p>
      <text:p text:style-name="P11">print(M3)</text:p>
      <text:p text:style-name="P11">M1 = np.array([[3, 6, 9], [5, -10, 15], [4,8,12]])</text:p>
      <text:p text:style-name="P11">M2 = M1.transpose()</text:p>
      <text:p text:style-name="P11">print("Transpose of the matrix")</text:p>
      <text:p text:style-name="P11">print(M2)</text:p>
      <text:p text:style-name="P11">M1 = np.array([[3, 6, 9], [5, -10, 15], [4,8,12]])</text:p>
      <text:p text:style-name="P11">print("Sum of diagonal elements of a matrix")</text:p>
      <text:p text:style-name="P11">print(np.trace(M1))</text:p>
      <text:p text:style-name="P5"/>
      <text:p text:style-name="P7">OUTPUT</text:p>
      <text:p text:style-name="P7"/>
      <text:p text:style-name="P9">Matrix addition</text:p>
      <text:p text:style-name="P9">[[ 5 25]</text:p>
      <text:p text:style-name="P9"><text:s/>[27 45]]</text:p>
      <text:p text:style-name="P9">Matrix Substract</text:p>
      <text:p text:style-name="P9">[[ -1 -15]</text:p>
      <text:p text:style-name="P9"><text:s/>[ <text:s/>3 <text:s/>-1]]</text:p>
      <text:p text:style-name="P9">Divide the elements of the matrices</text:p>
      <text:p text:style-name="P9">[[0.66666667 0.25 <text:s text:c="5"/>]</text:p>
      <text:p text:style-name="P9"><text:s/>[1.25 <text:s text:c="6"/>0.95652174]]</text:p>
      <text:p text:style-name="P9">Multiply the individual elements of matrix</text:p>
      <text:p text:style-name="P9">[[ <text:s text:c="2"/>6 -108]</text:p>
      <text:p text:style-name="P9"><text:s/>[ <text:s/>55 -220]]</text:p>
      <text:p text:style-name="P9">matrix multiplication</text:p>
      <text:p text:style-name="P9">[[ <text:s/>93 <text:s text:c="2"/>78]</text:p>
      <text:p text:style-name="P9"><text:s/>[ -65 -310]]</text:p>
      <text:p text:style-name="P9">Transpose of the matrix</text:p>
      <text:p text:style-name="P9">[[ <text:s/>3 <text:s text:c="2"/>5 <text:s text:c="2"/>4]</text:p>
      <text:p text:style-name="P9"><text:s/>[ <text:s/>6 -10 <text:s text:c="2"/>8]</text:p>
      <text:p text:style-name="P9"><text:s/>[ <text:s/>9 <text:s/>15 <text:s/>12]]</text:p>
      <text:p text:style-name="P9">Sum of diagonal elements of a matrix</text:p>
      <text:p text:style-name="P9">5</text:p>
      <text:p text:style-name="P2"/>
      <text:p text:style-name="P2"><text:soft-page-break/></text:p>
      <text:p text:style-name="P2"/>
      <text:p text:style-name="P2">8. Demonstrate the use of insert() function in 1D and 2D array</text:p>
      <text:p text:style-name="P2"/>
      <text:p text:style-name="P5">PROGRAM</text:p>
      <text:p text:style-name="P5"/>
      <text:p text:style-name="P11">import numpy as np</text:p>
      <text:p text:style-name="P11">arr1 = np.arange(10, 16)</text:p>
      <text:p text:style-name="P11">print("1D ARRAY ")</text:p>
      <text:p text:style-name="P11">print("The array is: ", arr1)</text:p>
      <text:p text:style-name="P11">obj = 2</text:p>
      <text:p text:style-name="P11">value = 40</text:p>
      <text:p text:style-name="P11">arr = np.insert(arr1, obj, value, axis=None)</text:p>
      <text:p text:style-name="P11">print("After inserting the new array is: ")</text:p>
      <text:p text:style-name="P11">print(arr)</text:p>
      <text:p text:style-name="P11">print("Shape of the new array is : ", np.shape(arr))</text:p>
      <text:p text:style-name="P11">print("2D ARRAY ")</text:p>
      <text:p text:style-name="P11">arr1 = np.array([(1, 2, 3), (4, 5, 6), (7, 8, 9), (50, 51, 52)])</text:p>
      <text:p text:style-name="P11">print("The array is: ")</text:p>
      <text:p text:style-name="P11">print(arr1)</text:p>
      <text:p text:style-name="P11">print("The shape of the array is: ", np.shape(arr1))</text:p>
      <text:p text:style-name="P11">a = np.insert(arr1, 1, [[50], [100], ], axis=0)</text:p>
      <text:p text:style-name="P11">print("New array is : ")</text:p>
      <text:p text:style-name="P11">print(a)</text:p>
      <text:p text:style-name="P11">print("Shape of the array is: ", np.shape(a))</text:p>
      <text:p text:style-name="P5"/>
      <text:p text:style-name="P7">OUTPUT</text:p>
      <text:p text:style-name="P5"/>
      <text:p text:style-name="P11">1D ARRAY </text:p>
      <text:p text:style-name="P11">The array is: <text:s/>[10 11 12 13 14 15]</text:p>
      <text:p text:style-name="P11">After inserting the new array is: </text:p>
      <text:p text:style-name="P11">[10 11 40 12 13 14 15]</text:p>
      <text:p text:style-name="P11">Shape of the new array is : <text:s/>(7,)</text:p>
      <text:p text:style-name="P11">2D ARRAY </text:p>
      <text:p text:style-name="P11">The array is: </text:p>
      <text:p text:style-name="P11">[[ 1 <text:s/>2 <text:s/>3]</text:p>
      <text:p text:style-name="P11"><text:s/>[ 4 <text:s/>5 <text:s/>6]</text:p>
      <text:p text:style-name="P11"><text:s/>[ 7 <text:s/>8 <text:s/>9]</text:p>
      <text:p text:style-name="P11"><text:s/>[50 51 52]]</text:p>
      <text:p text:style-name="P11">The shape of the array is: <text:s/>(4, 3)</text:p>
      <text:p text:style-name="P11">New array is : </text:p>
      <text:p text:style-name="P11">[[ <text:s/>1 <text:s text:c="2"/>2 <text:s text:c="2"/>3]</text:p>
      <text:p text:style-name="P11"><text:s/>[ 50 <text:s/>50 <text:s/>50]</text:p>
      <text:p text:style-name="P11"><text:s/>[100 100 100]</text:p>
      <text:p text:style-name="P11"><text:s/>[ <text:s/>4 <text:s text:c="2"/>5 <text:s text:c="2"/>6]</text:p>
      <text:p text:style-name="P11"><text:soft-page-break/><text:s/>[ <text:s/>7 <text:s text:c="2"/>8 <text:s text:c="2"/>9]</text:p>
      <text:p text:style-name="P11"><text:s/>[ 50 <text:s/>51 <text:s/>52]]</text:p>
      <text:p text:style-name="P11">Shape of the array is: <text:s/>(6, 3)</text:p>
      <text:p text:style-name="P5"/>
      <text:p text:style-name="P2">9. Demonstrate the use of diag() function in 1D and 2D array.</text:p>
      <text:p text:style-name="P2"/>
      <text:p text:style-name="P5">PROGRAM</text:p>
      <text:p text:style-name="P5"/>
      <text:p text:style-name="P11">import numpy as np</text:p>
      <text:p text:style-name="P11">array_1d=np.arange(1,6).reshape((1,5))</text:p>
      <text:p text:style-name="P11">print("1D array\n",array_1d)</text:p>
      <text:p text:style-name="P11">print("use of diag() function in 1D array.")</text:p>
      <text:p text:style-name="P11">x=np.diag(array_1d)</text:p>
      <text:p text:style-name="P11">print(x,"\n")</text:p>
      <text:p text:style-name="P11"/>
      <text:p text:style-name="P11">array_2d=np.arange(9).reshape((3,3))</text:p>
      <text:p text:style-name="P11">print("2D array\n",array_2d)</text:p>
      <text:p text:style-name="P11">print("use of diag() function in 2D array.")</text:p>
      <text:p text:style-name="P11">y=np.diag(array_2d)</text:p>
      <text:p text:style-name="P11">print(y)</text:p>
      <text:p text:style-name="P11"/>
      <text:p text:style-name="P5"/>
      <text:p text:style-name="P7">OUTPUT</text:p>
      <text:p text:style-name="P7"/>
      <text:p text:style-name="P9">1D array</text:p>
      <text:p text:style-name="P9"><text:s/>[[1 2 3 4 5]]</text:p>
      <text:p text:style-name="P9">use of diag() function in 1D array.</text:p>
      <text:p text:style-name="P9">[1] </text:p>
      <text:p text:style-name="P9"/>
      <text:p text:style-name="P9">2D array</text:p>
      <text:p text:style-name="P9"><text:s/>[[0 1 2]</text:p>
      <text:p text:style-name="P9"><text:s/>[3 4 5]</text:p>
      <text:p text:style-name="P9"><text:s/>[6 7 8]]</text:p>
      <text:p text:style-name="P9">use of diag() function in 2D array.</text:p>
      <text:p text:style-name="P9">[0 4 8]</text:p>
      <text:p text:style-name="P5"/>
      <text:p text:style-name="P2">10. Demonstarte the use of append() function in 1D and 2D</text:p>
      <text:p text:style-name="P2">array.</text:p>
      <text:p text:style-name="P2"/>
      <text:p text:style-name="P5">PROGRAM</text:p>
      <text:p text:style-name="P5"/>
      <text:p text:style-name="P11">import numpy as np</text:p>
      <text:p text:style-name="P11">array_1d=np.array([1,2,3,4,5])</text:p>
      <text:p text:style-name="P11">x=np.append(array_1d,6)</text:p>
      <text:p text:style-name="P11">print("1D array",array_1d)</text:p>
      <text:p text:style-name="P11"><text:soft-page-break/>print("the use of append() function in 1D array",x)</text:p>
      <text:p text:style-name="P11">array_2d=np.array([[1,2,3],[4,5,6]])</text:p>
      <text:p text:style-name="P11">y=np.append(array_2d,np.array([[10,23,29]]),axis=0)</text:p>
      <text:p text:style-name="P11">print("\n2D array")</text:p>
      <text:p text:style-name="P11">print(array_2d)</text:p>
      <text:p text:style-name="P11">print("the use of append() function in 2D array")</text:p>
      <text:p text:style-name="P11">print(y)</text:p>
      <text:p text:style-name="P11"/>
      <text:p text:style-name="P7">OUTPUT</text:p>
      <text:p text:style-name="P7"/>
      <text:p text:style-name="P9">1D array [1 2 3 4 5]</text:p>
      <text:p text:style-name="P9">the use of append() function in 1D array [1 2 3 4 5 6]</text:p>
      <text:p text:style-name="P9"/>
      <text:p text:style-name="P9">2D array</text:p>
      <text:p text:style-name="P9">[[1 2 3]</text:p>
      <text:p text:style-name="P9"><text:s/>[4 5 6]]</text:p>
      <text:p text:style-name="P9">the use of append() function in 2D array</text:p>
      <text:p text:style-name="P9">[[ 1 <text:s/>2 <text:s/>3]</text:p>
      <text:p text:style-name="P9"><text:s/>[ 4 <text:s/>5 <text:s/>6]</text:p>
      <text:p text:style-name="P9"><text:s/>[10 23 29]]</text:p>
      <text:p text:style-name="P5"/>
      <text:p text:style-name="P5"/>
      <text:p text:style-name="P2">11. Demonstarte the use of sum() function in 1D and 2D array.</text:p>
      <text:p text:style-name="P2"/>
      <text:p text:style-name="P5">PROGRAM</text:p>
      <text:p text:style-name="P5"/>
      <text:p text:style-name="P11">import numpy as np</text:p>
      <text:p text:style-name="P11">array_1d=np.array([1,2,3,4,5])</text:p>
      <text:p text:style-name="P11">x=np.sum(array_1d)</text:p>
      <text:p text:style-name="P11">print(array_1d)</text:p>
      <text:p text:style-name="P11">print("the use of sum() function in 1D array",x)</text:p>
      <text:p text:style-name="P11">array_2d=np.array([[[1,2,3],[4,5,6],[7,8,9]]])</text:p>
      <text:p text:style-name="P11">y=np.sum(array_2d)</text:p>
      <text:p text:style-name="P11">print("\n",array_2d)</text:p>
      <text:p text:style-name="P11">print("the use of sum() function in 1D array",y)</text:p>
      <text:p text:style-name="P11"/>
      <text:p text:style-name="P5"/>
      <text:p text:style-name="P7">OUTPUT</text:p>
      <text:p text:style-name="P7"/>
      <text:p text:style-name="P9">[1 2 3 4 5]</text:p>
      <text:p text:style-name="P9">the use of sum() function in 1D array 15</text:p>
      <text:p text:style-name="P9"/>
      <text:p text:style-name="P9"><text:s/>[[[1 2 3]</text:p>
      <text:p text:style-name="P9"><text:s text:c="2"/>[4 5 6]</text:p>
      <text:p text:style-name="P9"><text:s text:c="2"/>[7 8 9]]]</text:p>
      <text:p text:style-name="P9"><text:soft-page-break/>the use of sum() function in 1D array 45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47:48.951925381</meta:creation-date>
    <dc:date>2021-12-06T12:10:34.413454520</dc:date>
    <meta:editing-duration>PT1M3S</meta:editing-duration>
    <meta:editing-cycles>1</meta:editing-cycles>
    <meta:document-statistic meta:table-count="0" meta:image-count="0" meta:object-count="0" meta:page-count="10" meta:paragraph-count="318" meta:word-count="1412" meta:character-count="8037" meta:non-whitespace-character-count="6779"/>
    <meta:generator>LibreOffice/6.0.7.3$Linux_X86_64 LibreOffice_project/00m0$Build-3</meta:generator>
  </office:meta>
</office:document-meta>
</file>